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70000002F02E131C5F.png" manifest:media-type="image/png"/>
  <manifest:file-entry manifest:full-path="Pictures/100000000000012E000000A73F6E53BE.jpg" manifest:media-type="image/jpeg"/>
  <manifest:file-entry manifest:full-path="Pictures/100002010000072C00000959A2BAB79F.png" manifest:media-type="image/png"/>
  <manifest:file-entry manifest:full-path="Pictures/10000000000001C2000001C2B15CBBD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Oswald" svg:font-family="Oswald"/>
    <style:font-face style:name="Arial2" svg:font-family="Arial" style:font-family-generic="swiss"/>
    <style:font-face style:name="FreeSans2" svg:font-family="FreeSans" style:font-family-generic="swiss"/>
    <style:font-face style:name="Verdana" svg:font-family="Verdana" style:font-family-generic="swiss"/>
    <style:font-face style:name="Courier New3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1" svg:font-family="'Century Gothic'" style:font-family-generic="swiss" style:font-pitch="variable"/>
    <style:font-face style:name="Courier New1" svg:font-family="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5" svg:font-family="Arial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fo:min-height="3.799cm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fo:min-height="1.509cm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48pt"/>
    </style:style>
    <style:style style:name="P3" style:family="paragraph">
      <style:text-properties fo:font-size="32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font-independent-line-spacing="true"/>
      <style:text-properties fo:font-size="30pt"/>
    </style:style>
    <style:style style:name="P7" style:family="paragraph">
      <style:text-properties fo:color="#ffffff" fo:font-size="20pt" style:font-size-asian="20pt" style:font-size-complex="20pt"/>
    </style:style>
    <style:style style:name="P8" style:family="paragraph">
      <style:text-properties fo:color="#ffffff" style:font-name="Oswald"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Oswald" fo:font-size="48pt" fo:letter-spacing="normal" fo:font-style="normal" fo:text-shadow="none" style:text-underline-style="none" fo:font-weight="normal" style:letter-kerning="true" style:font-name-asian="Oswald" style:font-size-asian="48pt" style:font-style-asian="normal" style:font-weight-asian="normal" style:font-name-complex="Oswald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color="#ffffff" style:font-name="Oswa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5" presentation:style-name="pr1" draw:text-style-name="P2" draw:layer="layout" svg:width="24.6cm" svg:height="5.453cm" svg:x="0.8cm" svg:y="2.6cm" presentation:class="title" presentation:user-transformed="true">
          <draw:text-box>
            <text:p text:style-name="P1"><text:span text:style-name="T1">Sistema para acompanhamento das atividades acadêmicas de monitoria.</text:span></text:p>
          </draw:text-box>
        </draw:frame>
        <draw:frame draw:name="Shape 56" presentation:style-name="pr2" draw:text-style-name="P3" draw:layer="layout" svg:width="21.67cm" svg:height="3.799cm" svg:x="1.865cm" svg:y="8.02cm" presentation:class="subtitle" presentation:placeholder="true" presentation:user-transformed="true">
          <draw:text-box/>
        </draw:frame>
        <presentation:notes draw:style-name="dp2">
          <draw:page-thumbnail draw:name="Shape 58" draw:style-name="gr1" draw:layer="layout" svg:width="16.933cm" svg:height="9.524cm" svg:x="1.059cm" svg:y="1.905cm" draw:page-number="1" presentation:class="page"/>
          <draw:frame draw:name="Shape 5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textualização</text:span></text:p>
          </draw:text-box>
        </draw:frame>
        <draw:frame draw:name="Shape 61" presentation:style-name="pr5" draw:text-style-name="P8" draw:layer="layout" svg:width="19cm" svg:height="2.836cm" svg:x="1.2cm" svg:y="8.228cm" presentation:class="title" presentation:user-transformed="true">
          <draw:text-box>
            <text:p text:style-name="P7"><text:span text:style-name="T3">Douglas Albuquerque</text:span><text:span text:style-name="T3"><text:line-break/></text:span><text:span text:style-name="T3">Edmilson Santana</text:span><text:span text:style-name="T3"><text:line-break/></text:span><text:span text:style-name="T3">Laura Regin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blemas</text:span></text:p>
          </draw:text-box>
        </draw:frame>
        <draw:frame draw:style-name="gr2" draw:text-style-name="P9" draw:layer="layout" svg:width="10.409cm" svg:height="10.41cm" svg:x="6.991cm" svg:y="3.34cm">
          <draw:image xlink:href="Pictures/10000000000001C2000001C2B15CBB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blemas</text:span></text:p>
          </draw:text-box>
        </draw:frame>
        <draw:frame draw:style-name="gr2" draw:text-style-name="P9" draw:layer="layout" svg:width="13.658cm" svg:height="7.554cm" svg:x="6.8cm" svg:y="4.2cm">
          <draw:image xlink:href="Pictures/100000000000012E000000A73F6E53B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4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cessos</text:span></text:p>
          </draw:text-box>
        </draw:frame>
        <draw:frame draw:style-name="gr2" draw:text-style-name="P9" draw:layer="layout" svg:width="12.608cm" svg:height="10.774cm" svg:x="6.433cm" svg:y="2.826cm">
          <draw:image xlink:href="Pictures/1000020100000370000002F02E131C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5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uxo de telas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6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lanejamento</text:span></text:p>
          </draw:text-box>
        </draw:frame>
        <draw:frame draw:style-name="gr2" draw:text-style-name="P9" draw:layer="layout" svg:width="8.348cm" svg:height="10.881cm" svg:x="8.452cm" svg:y="2.519cm">
          <draw:image xlink:href="Pictures/100002010000072C00000959A2BAB7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7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Oswald" svg:font-family="Oswald"/>
    <style:font-face style:name="Arial2" svg:font-family="Arial" style:font-family-generic="swiss"/>
    <style:font-face style:name="FreeSans2" svg:font-family="FreeSans" style:font-family-generic="swiss"/>
    <style:font-face style:name="Verdana" svg:font-family="Verdana" style:font-family-generic="swiss"/>
    <style:font-face style:name="Courier New3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1" svg:font-family="'Century Gothic'" style:font-family-generic="swiss" style:font-pitch="variable"/>
    <style:font-face style:name="Courier New1" svg:font-family="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5" svg:font-family="Arial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ítulo_20_1" style:display-name="Título 1" style:family="graphic">
      <style:paragraph-properties fo:text-align="end" style:text-autospace="ideograph-alpha" style:writing-mode="lr-tb"/>
      <style:text-properties style:use-window-font-color="true" style:font-name="Century Gothic1" fo:font-family="'Century Gothic'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ideograph-alpha" style:writing-mode="lr-tb"/>
      <style:text-properties style:use-window-font-color="true" style:font-name="Century Gothic1" fo:font-family="'Century Gothic'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text-align="justify" style:text-autospace="ideograph-alpha" style:writing-mode="lr-tb"/>
      <style:text-properties style:use-window-font-color="true" style:font-name="Century Gothic1" fo:font-family="'Century Gothic'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374cm" fo:margin-bottom="0cm" fo:line-height="150%" fo:text-align="center" style:text-autospace="ideograph-alpha" style:writing-mode="lr-tb"/>
      <style:text-properties style:use-window-font-color="true" style:font-name="Century Gothic1" fo:font-family="'Century Gothic'" style:font-family-generic="swiss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6" style:display-name="Título 6" style:family="graphic">
      <style:paragraph-properties fo:text-align="center" style:text-autospace="ideograph-alpha" style:writing-mode="lr-tb"/>
      <style:text-properties fo:color="#0000ff" style:font-name="Arial1" fo:font-family="Arial" style:font-family-generic="swiss" style:font-pitch="variable" fo:font-size="9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7" style:display-name="Título 7" style:family="graphic">
      <style:paragraph-properties fo:margin-top="0.374cm" fo:margin-bottom="0cm" fo:text-align="start" style:text-autospace="ideograph-alpha" style:writing-mode="lr-tb"/>
      <style:text-properties style:use-window-font-color="true" style:font-name="Century Gothic1" fo:font-family="'Century Gothic'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8" style:display-name="Título 8" style:family="graphic">
      <style:paragraph-properties fo:text-align="center" style:text-autospace="ideograph-alpha" style:writing-mode="lr-tb"/>
      <style:text-properties fo:color="#808080" style:font-name="Tahoma1" fo:font-family="Tahoma" style:font-family-generic="swiss" style:font-pitch="variable" fo:font-size="9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o_20_documento" style:display-name="Título do documento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ar" style:country-asian="SA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o_20_quadro" style:display-name="Conteúdo do quadro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Título_20_de_20_tabela" style:display-name="Título de tabela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e_20_tabela" style:display-name="Conteúdo de tabela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a_20_tabela" style:display-name="Conteúdo da tabela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e_20_quadro" style:display-name="Conteúdo de quadro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text-align="start" style:text-autospace="ideograph-alpha" style:writing-mode="lr-tb"/>
      <style:text-properties style:use-window-font-color="true" style:font-name="Tahoma1" fo:font-family="Tahoma" style:font-family-generic="swiss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Cabeçalho" style:family="graphic">
      <style:paragraph-properties fo:text-align="start" style:text-autospace="ideograph-alpha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Rodapé" style:family="graphic">
      <style:paragraph-properties fo:text-align="start" style:text-autospace="ideograph-alpha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1" style:display-name="Corpo de texto 21" style:family="graphic">
      <style:paragraph-properties fo:margin-top="0.374cm" fo:margin-bottom="0cm" fo:text-align="justify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egenda1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2pt" fo:language="pt" fo:country="BR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Tahoma1" style:font-family-asian="Tahoma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1" style:font-family-asian="Tahoma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9" style:display-name="Título 9" style:family="graphic">
      <style:paragraph-properties fo:margin-top="0.125cm" fo:margin-bottom="0cm" style:text-autospace="none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List7Level8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7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6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5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4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3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2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1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0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6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4Level8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7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6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5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4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3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2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1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0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3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2Level8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7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6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5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4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3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2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1" style:family="graphic">
      <style:paragraph-properties style:text-autospace="none"/>
      <style:text-properties fo:color="#000000" style:text-line-through-style="none" style:text-line-through-type="none" style:font-name="Courier New3" fo:font-family="'Courier New'" style:font-family-generic="modern" style:font-pitch="fixed" fo:font-size="10pt" fo:font-style="normal" style:text-underline-style="none" fo:font-weight="normal" style:font-name-asian="Courier New3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0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1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text-line-through-type="none" style:font-name="Verdana" fo:font-family="Verdana" style:font-family-generic="swiss" fo:font-size="10pt" fo:font-style="normal" style:text-underline-style="none" fo:font-weight="normal" style:font-name-asian="Verdana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Caracteres_20_de_20_nota_20_de_20_fim" style:display-name="Caracteres de nota de fim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_5f_CharLFO10LVL9" style:display-name="WW_CharLFO10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0LVL8" style:display-name="WW_CharLFO10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0LVL6" style:display-name="WW_CharLFO10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0LVL5" style:display-name="WW_CharLFO10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0LVL3" style:display-name="WW_CharLFO10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0LVL2" style:display-name="WW_CharLFO10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10LVL1" style:display-name="WW_CharLFO10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7LVL8" style:display-name="WW_CharLFO7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7LVL5" style:display-name="WW_CharLFO7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7LVL2" style:display-name="WW_CharLFO7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Titulo_20_1_20_Char" style:display-name="Titulo 1 Char" style:family="graphic">
      <style:paragraph-properties style:text-autospace="none"/>
      <style:text-properties fo:color="#00000a" style:font-name="Trebuchet MS" fo:font-family="'Trebuchet MS'" style:font-family-generic="swiss" style:font-pitch="variable" fo:font-size="16pt" style:font-name-asian="Arial1" style:font-family-asian="Arial" style:font-family-generic-asian="swiss" style:font-pitch-asian="variable" style:font-style-asian="italic"/>
    </style:style>
    <style:style style:name="Título_20_1_20_Char" style:display-name="Título 1 Char" style:family="graphic">
      <style:paragraph-properties style:text-autospace="none"/>
      <style:text-properties style:font-name-asian="Trebuchet MS" style:font-family-asian="'Trebuchet MS'" style:font-family-generic-asian="swiss" style:font-pitch-asian="variable" style:font-size-asian="16pt"/>
    </style:style>
    <style:style style:name="Título_20_9_20_Char" style:display-name="Título 9 Char" style:family="graphic">
      <style:paragraph-properties style:text-autospace="none"/>
      <style:text-properties fo:color="#272727" style:font-name="Calibri Light" fo:font-family="'Calibri Light'" style:font-family-generic="swiss" style:font-pitch="variable" fo:font-size="10.5pt" fo:font-style="italic" style:font-name-asian="Arial1" style:font-family-asian="Arial" style:font-family-generic-asian="swiss" style:font-pitch-asian="variable" style:font-size-asian="10.5pt" style:font-style-asian="italic" style:font-style-complex="italic"/>
    </style:style>
    <style:style style:name="Título_20_8_20_Char" style:display-name="Título 8 Char" style:family="graphic">
      <style:paragraph-properties style:text-autospace="none"/>
      <style:text-properties fo:color="#272727" style:font-name="Calibri Light" fo:font-family="'Calibri Light'" style:font-family-generic="swiss" style:font-pitch="variable" fo:font-size="10.5pt" style:font-name-asian="Arial1" style:font-family-asian="Arial" style:font-family-generic-asian="swiss" style:font-pitch-asian="variable" style:font-size-asian="10.5pt"/>
    </style:style>
    <style:style style:name="Título_20_7_20_Char" style:display-name="Título 7 Char" style:family="graphic">
      <style:paragraph-properties style:text-autospace="none"/>
      <style:text-properties fo:color="#00000a" style:font-name-asian="Arial1" style:font-family-asian="Arial" style:font-family-generic-asian="swiss" style:font-pitch-asian="variable" style:font-size-asian="16pt" style:font-style-asian="italic"/>
    </style:style>
    <style:style style:name="Ref._20_de_20_nota_20_de_20_rodapé" style:display-name="Ref. de nota de rodapé" style:family="graphic">
      <style:paragraph-properties style:text-autospace="none"/>
      <style:text-properties style:text-position="14% 100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Ref._20_de_20_nota_20_de_20_fim" style:display-name="Ref. de nota de fim" style:family="graphic">
      <style:paragraph-properties style:text-autospace="none"/>
      <style:text-properties style:text-position="14% 100%"/>
    </style:style>
    <style:style style:name="Texto_20_de_20_nota_20_de_20_fim_20_Char" style:display-name="Texto de nota de fim Char" style:family="graphic">
      <style:paragraph-properties style:text-autospace="none"/>
      <style:text-properties fo:font-size="10pt" style:font-size-asian="10pt" style:font-size-complex="10pt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ítulo_20_do_20_Livro" style:display-name="Título do Livro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Estilo1_20_Char" style:display-name="Estilo1 Char" style:family="graphic">
      <style:paragraph-properties style:text-autospace="none"/>
      <style:text-properties fo:font-size="18pt" style:font-size-asian="18pt" style:font-size-complex="18pt"/>
    </style:style>
    <style:style style:name="Título_20_10" style:display-name="Títul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Sumário_20_7" style:display-name="Sumário 7" style:family="graphic">
      <style:paragraph-properties fo:margin-left="5.28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" style:font-family-asian="Mangal" style:font-family-generic-asian="roman" style:font-pitch-asian="variable" style:font-size-asian="12pt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Sumário_20_4" style:display-name="Sumário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" style:font-family-asian="Mangal" style:font-family-generic-asian="roman" style:font-pitch-asian="variable" style:font-size-asian="12pt"/>
    </style:style>
    <style:style style:name="Sumário_20_10" style:display-name="Sumário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" style:font-family-asian="Mangal" style:font-family-generic-asian="roman" style:font-pitch-asian="variable" style:font-size-asian="12pt"/>
    </style:style>
    <style:style style:name="Texto_20_préformatado" style:display-name="Texto préformatado" style:family="graphic">
      <style:paragraph-properties style:text-autospace="none"/>
    </style:style>
    <style:style style:name="Conteúdo_20_da_20_lista" style:display-name="Conteúdo da lista" style:family="graphic">
      <style:paragraph-properties style:text-autospace="none"/>
    </style:style>
    <style:style style:name="Cabeçalho_20_à_20_direita" style:display-name="Cabeçalho à direita" style:family="graphic">
      <style:paragraph-properties style:text-autospace="none"/>
    </style:style>
    <style:style style:name="Destinatário" style:family="graphic">
      <style:paragraph-properties fo:line-height="100%" style:text-autospace="none"/>
      <style:text-properties fo:font-size="10pt" style:font-size-asian="10pt" style:font-size-complex="10pt"/>
    </style:style>
    <style:style style:name="Texto_20_de_20_nota_20_de_20_rodapé" style:display-name="Texto de nota de rodapé" style:family="graphic">
      <style:paragraph-properties fo:line-height="100%" style:text-autospace="none"/>
      <style:text-properties fo:font-size="10pt" style:font-size-asian="10pt" style:font-size-complex="10pt"/>
    </style:style>
    <style:style style:name="Titulo_20_1" style:display-name="Titulo 1" style:family="graphic">
      <style:paragraph-properties fo:margin-top="0.125cm" fo:margin-bottom="0cm" style:text-autospace="none"/>
      <style:text-properties fo:color="#00000a" fo:font-size="16pt" fo:font-style="italic" style:font-size-asian="16pt" style:font-style-asian="italic" style:font-size-complex="16pt" style:font-style-complex="italic"/>
    </style:style>
    <style:style style:name="Texto_20_de_20_nota_20_de_20_fim" style:display-name="Texto de nota de fim" style:family="graphic">
      <style:paragraph-properties fo:line-height="100%" style:text-autospace="none"/>
      <style:text-properties fo:font-size="10pt" style:font-size-asian="10pt" style:font-size-complex="10pt"/>
    </style:style>
    <style:style style:name="Sumário_20_3" style:display-name="Sumário 3" style:family="graphic">
      <style:paragraph-properties fo:margin-left="1.369cm" fo:margin-right="0cm" fo:margin-top="0cm" fo:margin-bottom="0.31cm" fo:line-height="105%" fo:text-indent="0cm" style:text-autospace="none"/>
      <style:text-properties fo:color="#00000a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Sumário_20_1" style:display-name="Sumário 1" style:family="graphic">
      <style:paragraph-properties fo:margin-top="0cm" fo:margin-bottom="0.31cm" fo:line-height="105%" style:text-autospace="none"/>
      <style:text-properties fo:color="#00000a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Sumário_20_2" style:display-name="Sumário 2" style:family="graphic">
      <style:paragraph-properties fo:margin-left="0.684cm" fo:margin-right="0cm" fo:margin-top="0cm" fo:margin-bottom="0.31cm" fo:line-height="105%" fo:text-indent="0cm" style:text-autospace="none"/>
      <style:text-properties fo:color="#00000a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Com_20_marcadores" style:display-name="Com marcadores" style:family="graphic">
      <style:paragraph-properties fo:margin-left="3.09cm" fo:margin-right="0cm" fo:margin-top="0.187cm" fo:margin-bottom="0.187cm" fo:line-height="100%" fo:text-indent="0cm" style:text-autospace="none">
        <style:tab-stops>
          <style:tab-stop style:position="4.854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exto_20_Normal" style:display-name="Texto Normal" style:family="graphic">
      <style:paragraph-properties fo:margin-left="1.799cm" fo:margin-right="0cm" fo:margin-top="0.187cm" fo:margin-bottom="0.187cm" fo:line-height="100%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1pt" fo:language="pt" fo:country="B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cm" fo:text-indent="0cm" style:text-autospace="none"/>
    </style:style>
    <style:style style:name="Sem_20_Espaçamento" style:display-name="Sem Espaçamento" style:family="graphic">
      <style:paragraph-properties fo:line-height="100%" style:text-autospace="none" style:writing-mode="lr-tb"/>
      <style:text-properties style:font-name="Arial1" fo:font-family="Arial" style:font-family-generic="swiss" style:font-pitch="variable" fo:font-size="11pt" fo:language="pt" fo:country="BR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do_20_sumário" style:display-name="Título do sumário" style:family="graphic">
      <style:paragraph-properties fo:margin-top="0.746cm" fo:margin-bottom="0cm" fo:line-height="105%" style:text-autospace="none"/>
      <style:text-properties style:font-name-asian="Arial1" style:font-family-asian="Arial" style:font-family-generic-asian="swiss" style:font-pitch-asian="variable" style:font-size-asian="16pt"/>
    </style:style>
    <style:style style:name="Estilo1" style:family="graphic">
      <style:paragraph-properties fo:margin-top="0cm" fo:margin-bottom="0.88cm" fo:text-align="end" style:text-autospace="none"/>
      <style:text-properties fo:font-size="18pt" style:font-size-asian="18pt" style:font-size-complex="18pt"/>
    </style:style>
    <style:style style:name="LO-Normal" style:family="graphic">
      <style:paragraph-properties fo:line-height="115%" style:text-autospace="none" style:writing-mode="lr-tb"/>
      <style:text-properties style:font-name="Arial1" fo:font-family="Arial" style:font-family-generic="swiss" style:font-pitch="variable" fo:font-size="11pt" fo:language="pt" fo:country="BR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9">
        <draw:custom-shape draw:name="Shape 10" draw:style-name="Mgr3" draw:text-style-name="MP3" draw:layer="layout" svg:width="0.292cm" svg:height="0.292cm" svg:x="12.553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" draw:style-name="Mgr3" draw:text-style-name="MP3" draw:layer="layout" svg:width="0.292cm" svg:height="0.292cm" svg:x="13.023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3" draw:layer="layout" svg:width="0.292cm" svg:height="0.292cm" svg:x="12.084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3" presentation:style-name="Title_20_Slid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Shape 15" presentation:style-name="Mpr1" draw:text-style-name="MP5" draw:layer="backgroundobjects" svg:width="1.523cm" svg:height="1.092cm" svg:x="23.584cm" svg:y="13.00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20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4" draw:text-style-name="MP5" draw:layer="backgroundobjects" svg:width="1.523cm" svg:height="1.092cm" svg:x="23.584cm" svg:y="13.00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5T19:15:22.927000000</dc:date>
    <meta:editing-duration>PT8H15M59S</meta:editing-duration>
    <meta:editing-cycles>25</meta:editing-cycles>
    <meta:generator>LibreOffice/4.3.4.1$Windows_x86 LibreOffice_project/bc356b2f991740509f321d70e4512a6a54c5f243</meta:generator>
    <meta:document-statistic meta:object-count="59"/>
  </office:meta>
</office:document-meta>
</file>